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2.0264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3965in"/>
    </style:style>
    <style:style style:name="co23" style:family="table-column">
      <style:table-column-properties fo:break-before="auto" style:column-width="11.2146in"/>
    </style:style>
    <style:style style:name="co24" style:family="table-column">
      <style:table-column-properties fo:break-before="auto" style:column-width="0.4283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pustnuti_k6_+||Zakladni_karty|5-6 zpustnuti||Lepsi_karty|1 zver|5-6 zpustn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ecno|-J / Cestu|1 na k6|--------||Oblacno|2-5 na 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3:44:24.54028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20T14:13:06.549512972</dc:date>
    <meta:editing-duration>P21DT9H7M</meta:editing-duration>
    <meta:editing-cycles>247</meta:editing-cycles>
    <meta:document-statistic meta:table-count="7" meta:cell-count="626" meta:object-count="0"/>
  </office:meta>
</office:document-meta>
</file>